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mic Sans MS" svg:font-family="'Comic Sans MS'"/>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variant="normal" fo:text-transform="none" fo:color="#000000" fo:letter-spacing="normal" fo:font-style="normal" fo:font-weight="normal"/>
    </style:style>
    <style:style style:name="P2" style:family="paragraph" style:parent-style-name="Text_20_body">
      <style:paragraph-properties fo:text-align="center" style:justify-single-word="false"/>
      <style:text-properties fo:font-variant="normal" fo:text-transform="none" fo:color="#000000" fo:letter-spacing="normal" fo:font-style="normal" fo:font-weight="normal"/>
    </style:style>
    <style:style style:name="P3" style:family="paragraph" style:parent-style-name="Text_20_body">
      <style:text-properties fo:font-variant="normal" fo:text-transform="none" fo:color="#000000" fo:letter-spacing="normal" fo:font-style="normal" fo:font-weight="normal" fo:background-color="#00ff00"/>
    </style:style>
    <style:style style:name="P4" style:family="paragraph" style:parent-style-name="Text_20_body">
      <style:paragraph-properties fo:margin-left="0in" fo:margin-right="0in" fo:text-indent="0in" style:auto-text-indent="false"/>
      <style:text-properties fo:font-variant="normal" fo:text-transform="none" fo:color="#000000" style:font-name="Comic Sans MS" fo:font-size="7pt" fo:letter-spacing="normal" fo:font-style="normal" fo:font-weight="normal"/>
    </style:style>
    <style:style style:name="P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fo:letter-spacing="normal" fo:font-style="normal" fo:font-weight="normal"/>
    </style:style>
    <style:style style:name="P6" style:family="paragraph" style:parent-style-name="Standard">
      <style:paragraph-properties fo:margin-left="0in" fo:margin-right="0in" fo:margin-top="0in" fo:margin-bottom="0.1965in" style:contextual-spacing="false" fo:text-indent="0in" style:auto-text-indent="false"/>
      <style:text-properties fo:font-variant="normal" fo:text-transform="none" fo:color="#000000" style:font-name="Times" fo:font-size="14pt" fo:letter-spacing="normal" fo:font-style="normal" fo:font-weight="normal"/>
    </style:style>
    <style:style style:name="P7" style:family="paragraph" style:parent-style-name="Heading_20_3">
      <style:text-properties fo:font-variant="normal" fo:text-transform="none" fo:color="#000000" fo:letter-spacing="normal" fo:font-style="normal" fo:font-weight="normal"/>
    </style:style>
    <style:style style:name="P8" style:family="paragraph" style:parent-style-name="Heading_20_3">
      <style:text-properties fo:font-variant="normal" fo:text-transform="none" fo:color="#000000" fo:letter-spacing="normal" fo:font-style="normal" fo:font-weight="normal" fo:background-color="#00ff00"/>
    </style:style>
    <style:style style:name="P9" style:family="paragraph" style:parent-style-name="Heading_20_3">
      <style:text-properties fo:font-variant="normal" fo:text-transform="none" fo:color="#000000" fo:letter-spacing="normal" fo:font-style="normal" fo:font-weight="normal" fo:background-color="#9966cc"/>
    </style:style>
    <style:style style:name="P10" style:family="paragraph" style:parent-style-name="Text_20_body" style:list-style-name="L1">
      <style:text-properties fo:font-variant="normal" fo:text-transform="none" fo:color="#000000" style:font-name="Comic Sans MS" fo:font-size="7pt" fo:letter-spacing="normal" fo:font-style="normal" fo:font-weight="normal"/>
    </style:style>
    <style:style style:name="P11" style:family="paragraph" style:parent-style-name="Text_20_body" style:list-style-name="L2">
      <style:text-properties fo:font-variant="normal" fo:text-transform="none" fo:color="#000000" fo:letter-spacing="normal" fo:font-style="normal" fo:font-weight="normal" fo:background-color="#00ff00"/>
    </style:style>
    <style:style style:name="P12" style:family="paragraph" style:parent-style-name="Text_20_body" style:list-style-name="L3">
      <style:text-properties fo:font-variant="normal" fo:text-transform="none" fo:color="#000000" fo:letter-spacing="normal" fo:font-style="normal" fo:font-weight="normal" fo:background-color="#00ff00"/>
    </style:style>
    <style:style style:name="P13" style:family="paragraph" style:parent-style-name="Text_20_body" style:list-style-name="L4">
      <style:text-properties fo:font-variant="normal" fo:text-transform="none" fo:color="#000000" fo:letter-spacing="normal" fo:font-style="normal" fo:font-weight="normal" fo:background-color="#00ff00"/>
    </style:style>
    <style:style style:name="P14" style:family="paragraph" style:parent-style-name="Text_20_body" style:list-style-name="L5">
      <style:text-properties fo:font-variant="normal" fo:text-transform="none" fo:color="#000000" fo:letter-spacing="normal" fo:font-style="normal" fo:font-weight="normal" fo:background-color="#00ff00"/>
    </style:style>
    <style:style style:name="P15" style:family="paragraph" style:parent-style-name="Text_20_body" style:list-style-name="L7">
      <style:text-properties fo:font-variant="normal" fo:text-transform="none" fo:color="#000000" fo:letter-spacing="normal" fo:font-style="normal" fo:font-weight="normal" fo:background-color="#00ff00"/>
    </style:style>
    <style:style style:name="P16" style:family="paragraph" style:parent-style-name="Text_20_body" style:list-style-name="L6">
      <style:text-properties fo:font-variant="normal" fo:text-transform="none" fo:color="#000000" fo:letter-spacing="normal" fo:font-style="normal" fo:font-weight="normal" fo:background-color="#00ff00"/>
    </style:style>
    <style:style style:name="P17" style:family="paragraph" style:parent-style-name="Text_20_body" style:list-style-name="L2">
      <style:text-properties fo:font-variant="normal" fo:text-transform="none" fo:color="#000000" fo:letter-spacing="normal" fo:font-style="normal" fo:font-weight="normal"/>
    </style:style>
    <style:style style:name="P18" style:family="paragraph" style:parent-style-name="Text_20_body" style:list-style-name="L3">
      <style:text-properties fo:font-variant="normal" fo:text-transform="none" fo:color="#000000" fo:letter-spacing="normal" fo:font-style="normal" fo:font-weight="normal"/>
    </style:style>
    <style:style style:name="P19" style:family="paragraph" style:parent-style-name="Text_20_body" style:list-style-name="L3">
      <style:text-properties fo:font-variant="normal" fo:text-transform="none" fo:color="#000000" fo:letter-spacing="normal" fo:font-style="normal" fo:font-weight="normal" fo:background-color="#ffff00"/>
    </style:style>
    <style:style style:name="P20" style:family="paragraph" style:parent-style-name="Text_20_body" style:list-style-name="L8">
      <style:text-properties fo:font-variant="normal" fo:text-transform="none" fo:color="#000000" fo:letter-spacing="normal" fo:font-style="normal" fo:font-weight="normal" fo:background-color="#ffff00"/>
    </style:style>
    <style:style style:name="P21" style:family="paragraph" style:parent-style-name="Text_20_body" style:list-style-name="L4">
      <style:text-properties fo:font-variant="normal" fo:text-transform="none" fo:color="#000000" fo:letter-spacing="normal" fo:font-style="normal" fo:font-weight="normal"/>
    </style:style>
    <style:style style:name="P22" style:family="paragraph" style:parent-style-name="Text_20_body" style:list-style-name="L5">
      <style:text-properties fo:font-variant="normal" fo:text-transform="none" fo:color="#000000" fo:letter-spacing="normal" fo:font-style="normal" fo:font-weight="normal"/>
    </style:style>
    <style:style style:name="P23" style:family="paragraph" style:parent-style-name="Text_20_body" style:list-style-name="L6">
      <style:text-properties fo:font-variant="normal" fo:text-transform="none" fo:color="#000000" fo:letter-spacing="normal" fo:font-style="normal" fo:font-weight="normal"/>
    </style:style>
    <style:style style:name="P24" style:family="paragraph" style:parent-style-name="Text_20_body" style:list-style-name="L7">
      <style:text-properties fo:font-variant="normal" fo:text-transform="none" fo:color="#000000" fo:letter-spacing="normal" fo:font-style="normal" fo:font-weight="normal"/>
    </style:style>
    <style:style style:name="P25" style:family="paragraph" style:parent-style-name="Text_20_body" style:list-style-name="L8">
      <style:text-properties fo:font-variant="normal" fo:text-transform="none" fo:color="#000000" fo:letter-spacing="normal" fo:font-style="normal" fo:font-weight="normal"/>
    </style:style>
    <style:style style:name="P26" style:family="paragraph" style:parent-style-name="Text_20_body" style:list-style-name="L9">
      <style:text-properties fo:font-variant="normal" fo:text-transform="none" fo:color="#000000" fo:letter-spacing="normal" fo:font-style="normal" fo:font-weight="normal" fo:background-color="#9966cc"/>
    </style:style>
    <style:style style:name="P27" style:family="paragraph" style:parent-style-name="Text_20_body" style:list-style-name="L8">
      <style:text-properties fo:font-variant="normal" fo:text-transform="none" fo:color="#800000" fo:letter-spacing="normal" fo:font-style="normal" fo:font-weight="normal" fo:background-color="#ffff00"/>
    </style:style>
    <style:style style:name="P28" style:family="paragraph" style:parent-style-name="Text_20_body" style:list-style-name="L3"/>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8"/>
    <style:style style:name="P32" style:family="paragraph" style:parent-style-name="Text_20_body" style:list-style-name="L1">
      <style:paragraph-properties fo:margin-top="0in" fo:margin-bottom="0in" style:contextual-spacing="false"/>
      <style:text-properties fo:font-variant="normal" fo:text-transform="none" fo:color="#000000" fo:letter-spacing="normal" fo:font-style="normal" fo:font-weight="normal"/>
    </style:style>
    <style:style style:name="P33" style:family="paragraph" style:parent-style-name="Preformatted_20_Text" style:list-style-name="L4"/>
    <style:style style:name="P34" style:family="paragraph" style:parent-style-name="Preformatted_20_Text" style:list-style-name="L5">
      <style:text-properties fo:font-variant="normal" fo:text-transform="none" fo:color="#000000" fo:letter-spacing="normal" fo:font-style="normal" fo:font-weight="normal" fo:background-color="#00ff00"/>
    </style:style>
    <style:style style:name="P35" style:family="paragraph" style:parent-style-name="Preformatted_20_Text" style:list-style-name="L7">
      <style:text-properties fo:font-variant="normal" fo:text-transform="none" fo:color="#000000" fo:letter-spacing="normal" fo:font-style="normal" fo:font-weight="normal" fo:background-color="#00ff00"/>
    </style:style>
    <style:style style:name="P36" style:family="paragraph" style:parent-style-name="Preformatted_20_Text" style:list-style-name="L4">
      <style:text-properties fo:font-variant="normal" fo:text-transform="none" fo:color="#000000" fo:letter-spacing="normal" fo:font-style="normal" fo:font-weight="normal" fo:background-color="#00ff00"/>
    </style:style>
    <style:style style:name="P37" style:family="paragraph" style:parent-style-name="Preformatted_20_Text" style:list-style-name="L5">
      <style:text-properties fo:font-variant="normal" fo:text-transform="none" fo:color="#000000" fo:letter-spacing="normal" fo:font-style="normal" fo:font-weight="normal"/>
    </style:style>
    <style:style style:name="P38" style:family="paragraph" style:parent-style-name="Preformatted_20_Text" style:list-style-name="L6">
      <style:text-properties fo:font-variant="normal" fo:text-transform="none" fo:color="#000000" fo:letter-spacing="normal" fo:font-style="normal" fo:font-weight="normal"/>
    </style:style>
    <style:style style:name="P39" style:family="paragraph" style:parent-style-name="Preformatted_20_Text" style:list-style-name="L4">
      <style:text-properties fo:font-variant="normal" fo:text-transform="none" fo:color="#000000" fo:letter-spacing="normal"/>
    </style:style>
    <style:style style:name="P40" style:family="paragraph" style:parent-style-name="Preformatted_20_Text" style:list-style-name="L5">
      <style:text-properties fo:font-variant="normal" fo:text-transform="none" fo:color="#000000" fo:letter-spacing="normal" fo:background-color="#00ff00"/>
    </style:style>
    <style:style style:name="P41" style:family="paragraph" style:parent-style-name="Preformatted_20_Text" style:list-style-name="L4">
      <style:text-properties fo:font-variant="normal" fo:text-transform="none" fo:color="#000000" fo:letter-spacing="normal" fo:background-color="#00ff00"/>
    </style:style>
    <style:style style:name="P42" style:family="paragraph" style:parent-style-name="Preformatted_20_Text" style:list-style-name="L5">
      <style:text-properties fo:font-variant="normal" fo:text-transform="none" fo:color="#000000" fo:letter-spacing="normal"/>
    </style:style>
    <style:style style:name="P43" style:family="paragraph" style:parent-style-name="Preformatted_20_Text" style:list-style-name="L6">
      <style:text-properties fo:font-variant="normal" fo:text-transform="none" fo:color="#000000" fo:letter-spacing="normal"/>
    </style:style>
    <style:style style:name="P44" style:family="paragraph" style:parent-style-name="Preformatted_20_Text" style:list-style-name="L7">
      <style:text-properties fo:font-variant="normal" fo:text-transform="none" fo:color="#000000" fo:letter-spacing="normal"/>
    </style:style>
    <style:style style:name="P45" style:family="paragraph" style:parent-style-name="Preformatted_20_Text" style:list-style-name="L5"/>
    <style:style style:name="P46" style:family="paragraph" style:parent-style-name="Preformatted_20_Text" style:list-style-name="L6"/>
    <style:style style:name="P47" style:family="paragraph" style:parent-style-name="Preformatted_20_Text" style:list-style-name="L7"/>
    <style:style style:name="P48" style:family="paragraph" style:parent-style-name="Preformatted_20_Text" style:list-style-name="L4">
      <style:text-properties fo:background-color="#00ff00"/>
    </style:style>
    <style:style style:name="P49" style:family="paragraph" style:parent-style-name="Preformatted_20_Text" style:list-style-name="L4">
      <style:paragraph-properties fo:margin-top="0in" fo:margin-bottom="0.1965in" style:contextual-spacing="false"/>
      <style:text-properties fo:font-variant="normal" fo:text-transform="none" fo:color="#000000" fo:letter-spacing="normal" fo:font-style="normal" fo:font-weight="normal" fo:background-color="#00ff00"/>
    </style:style>
    <style:style style:name="P50" style:family="paragraph" style:parent-style-name="Preformatted_20_Text" style:list-style-name="L6">
      <style:paragraph-properties fo:margin-top="0in" fo:margin-bottom="0.1965in" style:contextual-spacing="false"/>
      <style:text-properties fo:font-variant="normal" fo:text-transform="none" fo:color="#000000" fo:letter-spacing="normal" fo:font-style="normal" fo:font-weight="normal"/>
    </style:style>
    <style:style style:name="P51" style:family="paragraph" style:parent-style-name="Preformatted_20_Text" style:list-style-name="L7">
      <style:paragraph-properties fo:margin-top="0in" fo:margin-bottom="0.1965in" style:contextual-spacing="false"/>
      <style:text-properties fo:font-variant="normal" fo:text-transform="none" fo:color="#000000" fo:letter-spacing="normal" fo:font-style="normal" fo:font-weight="normal"/>
    </style:style>
    <style:style style:name="P52" style:family="paragraph" style:parent-style-name="Preformatted_20_Text" style:list-style-name="L5">
      <style:paragraph-properties fo:margin-top="0in" fo:margin-bottom="0.1965in" style:contextual-spacing="false"/>
      <style:text-properties fo:background-color="#00ff00"/>
    </style:style>
    <style:style style:name="P53" style:family="paragraph" style:parent-style-name="Preformatted_20_Text" style:list-style-name="L7">
      <style:paragraph-properties fo:margin-top="0in" fo:margin-bottom="0.1965in" style:contextual-spacing="false"/>
      <style:text-properties fo:background-color="#00ff00"/>
    </style:style>
    <style:style style:name="P54" style:family="paragraph" style:parent-style-name="Preformatted_20_Text" style:list-style-name="L4">
      <style:paragraph-properties fo:margin-top="0in" fo:margin-bottom="0.1965in" style:contextual-spacing="false"/>
      <style:text-properties fo:background-color="#00ff00"/>
    </style:style>
    <style:style style:name="P55" style:family="paragraph" style:parent-style-name="Preformatted_20_Text" style:list-style-name="L5">
      <style:paragraph-properties fo:margin-top="0in" fo:margin-bottom="0.1965in" style:contextual-spacing="false"/>
    </style:style>
    <style:style style:name="P56" style:family="paragraph" style:parent-style-name="Preformatted_20_Text" style:list-style-name="L6">
      <style:paragraph-properties fo:margin-top="0in" fo:margin-bottom="0.1965in" style:contextual-spacing="false"/>
    </style:style>
    <style:style style:name="P57" style:family="paragraph" style:parent-style-name="Horizontal_20_Line" style:list-style-name="L6"/>
    <style:style style:name="T1" style:family="text">
      <style:text-properties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fo:background-color="#ffff00"/>
    </style:style>
    <style:style style:name="T5" style:family="text">
      <style:text-properties fo:font-variant="normal" fo:text-transform="none" fo:color="#000000" fo:letter-spacing="normal" fo:font-style="normal" fo:font-weight="normal" fo:background-color="#00ff00"/>
    </style:style>
    <style:style style:name="T6" style:family="text">
      <style:text-properties fo:font-variant="normal" fo:text-transform="none" fo:color="#000000" fo:letter-spacing="normal" fo:font-style="italic" fo:font-weight="normal" fo:background-color="#00ff00"/>
    </style:style>
    <style:style style:name="T7" style:family="text">
      <style:text-properties fo:font-style="italic"/>
    </style:style>
    <style:style style:name="T8" style:family="text">
      <style:text-properties fo:background-color="#ffff00"/>
    </style:style>
    <style:style style:name="T9" style:family="text">
      <style:text-properties officeooo:rsid="00111b09" fo:background-color="#ffff00"/>
    </style:style>
    <style:style style:name="T10" style:family="text">
      <style:text-properties officeooo:rsid="000a3035"/>
    </style:style>
    <style:style style:name="T11" style:family="text">
      <style:text-properties fo:background-color="#00ff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1</text:p>
      <text:p text:style-name="P4">updates:</text:p>
      <text:list xml:id="list5577087093435609942" text:style-name="L1">
        <text:list-item>
          <text:p text:style-name="P32">2013-02-04: changed submission files</text:p>
        </text:list-item>
        <text:list-item>
          <text:p text:style-name="P10">2013-01-27: extensive rewrite</text:p>
        </text:list-item>
      </text:list>
      <text:p text:style-name="P5">Program Two</text:p>
      <text:p text:style-name="P2">Simple Multi-threaded Web Server</text:p>
      <text:h text:style-name="P7" text:outline-level="3">Overview:</text:h>
      <text:p text:style-name="Text_20_body"><text:span text:style-name="T5">All MyWebserver programs MUST communicate with the </text:span><text:span text:style-name="Strong_20_Emphasis"><text:span text:style-name="T5">Firefox </text:span></text:span><text:span text:style-name="T5">browser.</text:span></text:p>
      <text:p text:style-name="P1">In this program you will follow through the steps of capturing the http stream between existing clients and servers, and write a web server that supports this same protocol. It builds on the JokeServer, which application does much of the same work. While the text of the assignment is quite long, the application itself is quite straightforward, and you might be surprised at how easily it can be written.</text:p>
      <text:p text:style-name="P1">There are four+ phases in the development process:</text:p>
      <text:list xml:id="list835198909063130251" text:style-name="L2">
        <text:list-item>
          <text:p text:style-name="P11">Capture the HTTP protocol first-hand by developing some hacking / debugging skills (hacking in the good sense).</text:p>
        </text:list-item>
        <text:list-item>
          <text:p text:style-name="P11">Return simple, static files on request from a browser client.</text:p>
        </text:list-item>
        <text:list-item>
          <text:p text:style-name="P11">Return dynamically created HTML (build a directory HTML page dynamically)</text:p>
        </text:list-item>
        <text:list-item>
          <text:p text:style-name="P11">Accept FORM input from the user and do back-end processing on the server to return computed values in (simple!) dynamically-created HTML.</text:p>
        </text:list-item>
        <text:list-item>
          <text:p text:style-name="P17">Add features of your own choosing, if you like.</text:p>
        </text:list-item>
      </text:list>
      <text:p text:style-name="Text_20_body"><text:span text:style-name="T3">See the </text:span><text:a xlink:type="simple" xlink:href="http://condor.depaul.edu/elliott/435/hw/programs/mywebserver/tips.html">MyWebServer Tips </text:a><text:span text:style-name="T3">file for some suggestions once you get coding.</text:span></text:p>
      <text:h text:style-name="P8" text:outline-level="3">Run at port 2540 in the server directory!<text:span text:style-name="T10">--variables that can be changed</text:span></text:h>
      <text:p text:style-name="Text_20_body"><text:span text:style-name="T5">In all cases these following specifications take precedence: The web server must run at port http://localhost:2540. It must, by default, serve files </text:span><text:span text:style-name="Strong_20_Emphasis"><text:span text:style-name="T5">from the directory in which the web server is started,</text:span></text:span><text:span text:style-name="T5"> including dog.txt, cat.html. The source code should be contained in a single, stand-alone file name MyWebServer.java ready to compile and run. Subdirectories should be recursed from the default directory in which the server is started.</text:span></text:p>
      <text:h text:style-name="P7" text:outline-level="3">Special Security Note!!!!</text:h>
      <text:p text:style-name="Text_20_body"><text:span text:style-name="T3">I expect that you will find that this is not a particularly difficult assignment. If so, you will soon have a viable, running, webserver of your own creation. If you are developing on a machine that is also connected to the internet this means that you might well expose all of the files on your local machine (or any remote machine where you might be running) to evil hackers from around the world who are anxious to steal information from your files. In the worst case this information would allow them write access to your disk, and/or put financial/personal information in their hands. So -- be careful. Hard-</text:span><text:span text:style-name="T4">code into your server that you only return files from your root server directory of unimportant files,</text:span><text:span text:style-name="T3"> keep your firewall on, etc. Becareful about the "../.." form of URLs, which would allow someone to retrieve files from above your server's directory. For particularly sensitive machines you can always simply </text:span><text:span text:style-name="Strong_20_Emphasis"><text:span text:style-name="T3">unplug your internet connection </text:span></text:span><text:span text:style-name="T3">while running your server.</text:span></text:p>
      <text:h text:style-name="P7" text:outline-level="3"><text:soft-page-break/>Server Directories</text:h>
      <text:p text:style-name="Text_20_body"><text:span text:style-name="T4">For this assignment your server must serve files from the </text:span><text:span text:style-name="Strong_20_Emphasis"><text:span text:style-name="T4">directory where the server is started.</text:span></text:span></text:p>
      <text:p text:style-name="P1">Unix (Apache) servers usually serve files from <text:span text:style-name="T7">USERACCOUNT/public_html.</text:span> For example, if I put dog.txt on this unix/Apache machine as<text:span text:style-name="T7">/condor/cscfclt/elliott/public_html/dog.txt </text:span>we would find it on the web as <text:span text:style-name="T7">http://condor.depaul.edu/~elliott/dog.txt.</text:span></text:p>
      <text:h text:style-name="P7" text:outline-level="3">Administration:</text:h>
      <text:list xml:id="list6214160737061951182" text:style-name="L3">
        <text:list-item>
          <text:p text:style-name="P28"><text:span text:style-name="T4">Submission files: </text:span><text:span text:style-name="Strong_20_Emphasis"><text:span text:style-name="T4">MyWebServer.java, http-streams.txt, serverlog.txt, checklist-mywebserver.html</text:span></text:span></text:p>
        </text:list-item>
        <text:list-item>
          <text:p text:style-name="P18"><text:span text:style-name="T8">Zip your your files into one, flat, directory, and submit to COL. (No subdirectories!) Verify that your submission has not been corrupted</text:span>.</text:p>
        </text:list-item>
        <text:list-item>
          <text:p text:style-name="P19">Concatenate MyWebServer.java, http-streams.txt, serverlog.txt into a single text file and submit to TurnItIn.com</text:p>
        </text:list-item>
        <text:list-item>
          <text:p text:style-name="P28"><text:span text:style-name="Strong_20_Emphasis"><text:span text:style-name="T4">"javac *.java" </text:span></text:span><text:span text:style-name="T4">must work to compile your source code.</text:span></text:p>
        </text:list-item>
        <text:list-item>
          <text:p text:style-name="P28"><text:span text:style-name="T4">Copy the </text:span><text:a xlink:type="simple" xlink:href="http://condor.depaul.edu/elliott/435/hw/programs/mywebserver/checklist-mywebserver.html">checklist </text:a><text:span text:style-name="T4">for this programming assignment. Turn it in to COL along with your assignment. Fill in the blanks. Update it as you make progress.</text:span></text:p>
        </text:list-item>
        <text:list-item>
          <text:p text:style-name="P12">Make sure that you are familiar with the assignment submission rules (see assignment one, which covers this in detail). Programs that do not precisely conform to the rules will not be graded. Please do not ask for an exception to this policy.</text:p>
        </text:list-item>
        <text:list-item>
          <text:p text:style-name="P12">Your websever must, by default, serve directories, and files, from the directory in which it runs so that I can test it. If you want also to implement something more sophisticated, then use a flag in your code, but set the flag to the default directory for me before submitting.</text:p>
        </text:list-item>
        <text:list-item>
          <text:p text:style-name="P28"><text:span text:style-name="T5">Refer to the </text:span><text:a xlink:type="simple" xlink:href="http://condor.depaul.edu/elliott/435/hw/programs/inet/InetClientServer.pdf">InetServer PDF </text:a><text:span text:style-name="T5">document, and the lecture, for the basic program on which you build. Most of you will have completed this assignment, and extended it, well in advance of the MyWebServer program.</text:span></text:p>
        </text:list-item>
        <text:list-item>
          <text:p text:style-name="P28"><text:span text:style-name="T5">All students have unix accounts on </text:span><text:span text:style-name="Strong_20_Emphasis"><text:span text:style-name="T5">students.depaul.edu </text:span></text:span><text:span text:style-name="T5">. You can get access to your account from the ID Card Services office, or by checking with the helpdesk at (312) 362-8765 (you will need your student ID number). Apparently, currently, these are the only two options. It is not essential that you activate your student unix account on students.depaul.edu, but it might help make the assignment easier. Please post tips to the newsgroup forums -- access procedures change all the time!</text:span></text:p>
          <text:p text:style-name="P28"><text:span text:style-name="T5">See </text:span><text:a xlink:type="simple" xlink:href="http://condor.depaul.edu/elliott/435/hw/programs/cdmlinux.html">CDM Linux Machines </text:a><text:span text:style-name="T5">for alternative access to linux.</text:span></text:p>
          <text:p text:style-name="P28"><text:span text:style-name="T5">See </text:span><text:a xlink:type="simple" xlink:href="http://condor.depaul.edu/elliott/shared/students-web.html">Creating Unix Web Files </text:a><text:span text:style-name="T5">for basic web file creation.</text:span></text:p>
        </text:list-item>
      </text:list>
      <text:h text:style-name="P7" text:outline-level="3">Capturing HTTP:</text:h>
      <text:list xml:id="list2701429109241828486" text:style-name="L4">
        <text:list-item>
          <text:p text:style-name="P21">G<text:span text:style-name="T11">oal: Be hackers in the good sense! See what a Web browser, and a webserver are saying to one another for simple requests.</text:span></text:p>
        </text:list-item>
        <text:list-item>
          <text:p text:style-name="P13">Note that you can use WireShark (see the labs) to capture these streams, as an alternative to the hacking methods below.</text:p>
        </text:list-item>
        <text:list-item>
          <text:p text:style-name="P21">Copy your InetServer.java source (or your jokeserver) to a file called MyListener.java. <text:span text:style-name="T11">Modify, </text:span><text:soft-page-break/><text:span text:style-name="T11">and simplify, the code so that it simply displays everything sent to it on the server console</text:span>, <text:span text:style-name="T8">and to a log file.</text:span> <text:span text:style-name="T11">Have it send back a valid ascii-based response to the client, acknowledging receipt of the "request" ( but note that this is just some minor elegance, not really needed).</text:span></text:p>
          <text:p text:style-name="P13">That is, if the client sends the message, "ABC Hello there in Server land!</text:p>
          <text:p text:style-name="P13">You now have a simple "listener" program which echos all input on the server console .</text:p>
          <text:p text:style-name="P13">If you want to be fancy, your MyListener program can, in addition to the console display, also send all of the information back to the client as HTML-formatted data. This is not required, and note that you will have to send back the corrent MIME type for HMTL: "Content-Type: text/html [cr/lf] [cr/lf]" (see below).</text:p>
        </text:list-item>
        <text:list-item>
          <text:p text:style-name="P13">Start MyListener and connect to it with Firefox as follows: Make valid webserver requests of MyListener by entering URLS such as http://localhost:2540/~elliott/dog.txt, and http://localhost:2540/~elliott/cat.html. Notice, and record, what the browser sends your MyListener program in each case (it is displayed on the server console). This is the HTTP stream that the browser sends when it is requesting files from a web server. You have now hacked it.</text:p>
        </text:list-item>
        <text:list-item>
          <text:p text:style-name="P13">Capture the console output from MyListener into some file as well (or cut from the console window and paste into a file), for submission as part of the assignment.</text:p>
        </text:list-item>
        <text:list-item>
          <text:p text:style-name="P13">Note that the port number is whatever you have chosen for your MyListener (where mine happened to be 2540 --- but note that 2540 is also used for the MyWebServer program), and the namestring should be whatever the name is for your unix account (where mine happens to be elliott). [This step has nothing to do with any unix machines; we are just entering a unix-style URL with a user name to see how that gets sent to a server.]</text:p>
        </text:list-item>
        <text:list-item>
          <text:p text:style-name="P13">For example, following the above procedure, while running my listener at port 2540, I get the following information for a request of dog.txt in the (hypothetical) root web server directory for the user elliott:</text:p>
          <text:p text:style-name="P41"><text:s/></text:p>
          <text:p text:style-name="P36">C:\dp\435\java&gt;java MyListener</text:p>
          <text:p text:style-name="P48"/>
          <text:p text:style-name="P36">Clark Elliott's Port listener running at 2540.</text:p>
          <text:p text:style-name="P48"/>
          <text:p text:style-name="P36">GET /~elliott/dog.txt HTTP/1.1</text:p>
          <text:p text:style-name="P36">Accept: image/gif, image/x-xbitmap, image/jpeg, image/pjpeg, application/vnd.ms-excel, application/vnd.ms-powerpoint, application/msword, application/x-shockwave-flash, */*</text:p>
          <text:p text:style-name="P36">Accept-Language: en-us</text:p>
          <text:p text:style-name="P36">Accept-Encoding: gzip, deflate</text:p>
          <text:p text:style-name="P36">User-Agent: Mozilla/4.0 (compatible; MSIE 6.0; Windows NT 5.1; SV1; .NET CLR 1.0.3705; .NET CLR 1.1.4322)</text:p>
          <text:p text:style-name="P36">Host: localhost:2540</text:p>
          <text:p text:style-name="P36">Connection: Keep-Alive</text:p>
          <text:p text:style-name="P48"/>
          <text:p text:style-name="P36">(Note: you may wish to experiment with "Connection: close" with your</text:p>
          <text:p text:style-name="P36">webserver if you are having buffering problems.)</text:p>
          <text:p text:style-name="P54"/>
        </text:list-item>
        <text:list-item>
          <text:p text:style-name="P13">Put this captured output into http-streams.txt for submission with the assignment.</text:p>
        </text:list-item>
        <text:list-item>
          <text:p text:style-name="P21">We are now going to use the HTTP stream we have just captured to manually retrieve files from a web server.</text:p>
          <text:list>
            <text:list-item>
              <text:p text:style-name="P21"><text:soft-page-break/>Log into the students.depaul.edu, or some other machine where you can place files on the web, and use an editor to create some VERY SIMPLE files dog.txt, cat.html. Optionally you can create the files elsewhere and use ftp to move them to your public_html directory. If you do not have a students.depaul.edu account, you can get these same files from http://condor.depaul.edu/~elliott/dog.txt and ...cat.html, but, of course, you will not be able change the files. If you have a webserver on your PC you can just use that.</text:p>
            </text:list-item>
            <text:list-item>
              <text:p text:style-name="P21">Note: Tech support has been moving my directories around. If ~elliott does not work, try it without the tilde (~).</text:p>
            </text:list-item>
            <text:list-item>
              <text:p text:style-name="P21">Verify that the files are accessible from the web on students.depaul.edu (or your other webserver) by retrieving dog and cat with a web browser.</text:p>
            </text:list-item>
            <text:list-item>
              <text:p text:style-name="P21"><text:span text:style-name="T11">Create a MyTelnet.java program by modifying your InetClient, or JokeClient, so that it allows you to type in an arbitrary ascii string, and send this (via port 80) to a web server.</text:span> <text:span text:style-name="T11">Write all input and output for your MyTelnet to a log file, for later submission to COL.</text:span></text:p>
            </text:list-item>
            <text:list-item>
              <text:p text:style-name="P13">Use your MyTelnet program to manually enter into a dialog with the students.depaul.edu (or some other) web server. We are working with students.depaul.edu for convenience, and just happen to be connecting to the web server that is running on the students machine, because that is where we put our files. However, we could just as easily manually get files from the web server at www.cnn.com if they were on that machine.</text:p>
              <text:p text:style-name="P13">You will connect at port 80 instead of the default telnet port of 23, because you want to talk to the web server, instead of the telnet server.</text:p>
              <text:p text:style-name="P13">Do this by entering the shell command,</text:p>
              <text:p text:style-name="P49">MyTelnet students.depaul.edu 80</text:p>
              <text:p text:style-name="P13">The students.depaul.edu web server is now waiting for input from you.</text:p>
            </text:list-item>
            <text:list-item>
              <text:p text:style-name="P13">Enter the valid HTTP request stream that you captured using your listener, for retrieving the file dog.txt from a web server. Note that you will have to be careful to include all of the necessary information, including carriage return / linefeeds (cr/lfs), and that you will have to make changes as needed for different servers. You could probably use cut and paste if you were clever, but unless you connect many times it is probably not worth it.</text:p>
              <text:p text:style-name="P13">Hint: some of the information, such as the "Accept" and "User-Information" info is not needed by the web server, and you can find this through experimentation.</text:p>
            </text:list-item>
          </text:list>
        </text:list-item>
        <text:list-item>
          <text:p text:style-name="P21">If you enter the HTTP correctly the web server will now send your requested file back to you as an ascii stream response to your telnet client. If you enter it incorrectly you will still usually get some kind of valid response, albeit one containing an error message.</text:p>
        </text:list-item>
        <text:list-item>
          <text:p text:style-name="P21">Here is a sample session, yours will be similar, but may differ in some of the details (for example, I am not using the students.depaul.edu web server because I don't have an account there):</text:p>
          <text:p text:style-name="P39"><text:s/></text:p>
          <text:p text:style-name="P33"/>
          <text:p text:style-name="P36">&gt; MyTelnet condor.depaul.edu 80</text:p>
          <text:p text:style-name="P48"/>
          <text:p text:style-name="P36">GET /~elliott/dog.txt HTTP/1.1 <text:s text:c="3"/>[&lt;-- I am typing this into the console window manually]</text:p>
          <text:p text:style-name="P36">Host: condor.depaul.edu:80</text:p>
          <text:p text:style-name="P48"><text:soft-page-break/></text:p>
          <text:p text:style-name="P49">[Elliott note: two carriage return / linefeeds (crlfs) <text:s/>go here.]</text:p>
          <text:p text:style-name="P13">and we get back the response something like the following:</text:p>
          <text:p text:style-name="P41"><text:s/></text:p>
          <text:p text:style-name="P36">HTTP/1.1 200 OK</text:p>
          <text:p text:style-name="P36">Date: Fri, 16 Sep 2005 18:09:38 GMT</text:p>
          <text:p text:style-name="P36">Server: Apache/2.0.53 <text:s/>HP-UX_Apache-based_Web_Server (Unix) PHP/4.3.8</text:p>
          <text:p text:style-name="P36">Last-Modified: Fri, 16 Sep 2005 18:08:50 GMT</text:p>
          <text:p text:style-name="P36">ETag: "5e1c1-2f-7c517080"</text:p>
          <text:p text:style-name="P36">Accept-Ranges: bytes</text:p>
          <text:p text:style-name="P36">Content-Length: 47</text:p>
          <text:p text:style-name="P36">Content-Type: text/plain</text:p>
          <text:p text:style-name="P48"/>
          <text:p text:style-name="P36">This is Elliott's dog file on condor and hawk.</text:p>
          <text:p text:style-name="P36">Connection closed by foreign host.</text:p>
          <text:p text:style-name="P48"/>
          <text:p text:style-name="P49">&gt; </text:p>
        </text:list-item>
        <text:list-item>
          <text:p text:style-name="P13">Put this captured output into http-streams.txt for submission with the assignment.</text:p>
        </text:list-item>
        <text:list-item>
          <text:p text:style-name="P21">[Note: Firefox allows you to download and install a plug-in called HTTPFox (tools -&gt; add-ons -&gt; get add-ons). After HTTPFox is installed you'll see a small icon in the bottom right corner of your browser window. With HTTPFox you will be able to see all outgoing traffic from your web browser, as well as all of the server responses coming back. (Similar to Fiddler for IE) (Thanks Arkadiusz)]</text:p>
        </text:list-item>
        <text:list-item>
          <text:p text:style-name="P21">So, in summary: Create the simple files dog.txt, cat.html, in your home web directory. Verify that they can be reached from the web. Retrieve your files manually using MyTelnet to port 80.</text:p>
        </text:list-item>
        <text:list-item>
          <text:p text:style-name="P21">You have now captured both the request coming from a web client, and the response coming from a web server. Ta-duh.</text:p>
        </text:list-item>
      </text:list>
      <text:h text:style-name="P8" text:outline-level="3">Modify your MultiThreaded server so that it becomes a simple web server.</text:h>
      <text:p text:style-name="P3">Goal: Your web server must correctly return requests for files with extensions of .txt, and .html. This means that it must return the correct MIME headers (That is, the Content-type [followed by two cr/lf], and Content-length headers), as well as the data. This is a server that operates on static data.</text:p>
      <text:list xml:id="list7346491020471361806" text:style-name="L5">
        <text:list-item>
          <text:p text:style-name="P14">Copy your MyListener.java source into a file called MyWebServer.java.</text:p>
        </text:list-item>
        <text:list-item>
          <text:p text:style-name="P14">Copy over your files dog.txt, cat.html to your local machine where you are developing your web server, for later use.</text:p>
        </text:list-item>
        <text:list-item>
          <text:p text:style-name="P29"><text:span text:style-name="T3">Using the manual responses you captured from the web server (see above), which contains ALL of the information that the web server sends back to a client, including, specifically the MIME type information (Content type) and content length, </text:span><text:span text:style-name="T5">modify your listener so that it becomes a valid web server by sending back a valid ascii stream, including headers, to the web client. See </text:span><text:a xlink:type="simple" xlink:href="http://en.kioskea.net/contents/internet/http.php3">HTTP protocol </text:a><text:span text:style-name="T5">for some hints.</text:span></text:p>
        </text:list-item>
        <text:list-item>
          <text:p text:style-name="P22">In practice you need not send back all of the responses. You WILL want to include:</text:p>
          <text:p text:style-name="P34">HTTP/1.1 200 OK</text:p>
          <text:p text:style-name="P34">Content-Length: 47 <text:s/>[Where 47 is changed to the real length of the data --</text:p>
          <text:p text:style-name="P40"><text:s text:c="5"/><text:span text:style-name="T1">but note that you might make initial tests by just setting this value high]</text:span></text:p>
          <text:p text:style-name="P34"><text:soft-page-break/>Content-Type: text/plain <text:s/>[Where text/plain might also be: text/html]</text:p>
          <text:p text:style-name="P52"/>
          <text:p text:style-name="P22">[followed by two carriage return / linefeeds (crlf), and then the data.]</text:p>
          <text:p text:style-name="P22">Here is a favicon file:</text:p>
          <text:p text:style-name="P29"><text:span text:style-name="T2"><draw:frame draw:style-name="fr1" draw:name="graphics1" text:anchor-type="as-char" svg:width="0.7862in" svg:height="0.3929in" draw:z-index="0"><draw:image xlink:href="http://condor.depaul.edu/elliott/435/hw/programs/mywebserver/favicon.ico" xlink:type="simple" xlink:show="embed" xlink:actuate="onLoad"/><svg:title>v1</svg:title></draw:frame></text:span><text:span text:style-name="T2"> </text:span><text:span text:style-name="T3">which modern browsers tend to look for. </text:span><text:span text:style-name="T5">If you put this in your server's root directory it may solve problems for you.</text:span><text:span text:style-name="T3"> Here is the WikiPedia article on </text:span><text:a xlink:type="simple" xlink:href="http://en.wikipedia.org/wiki/Favicon">favicons</text:a></text:p>
          <text:p text:style-name="P22">The following end of line hints might be useful:</text:p>
          <text:p text:style-name="P42"><text:s/><text:span text:style-name="T1">static final byte[] EOL = {(byte) '\r', (byte) '\n'};</text:span></text:p>
          <text:p text:style-name="P45"/>
          <text:p text:style-name="P37">or:</text:p>
          <text:p text:style-name="P45"/>
          <text:p text:style-name="P37">outstream.writeBytes("Content-Type: " + ConType + "\r\n\r\n");</text:p>
          <text:p text:style-name="P45"/>
          <text:p text:style-name="P37">or:</text:p>
          <text:p text:style-name="P45"/>
          <text:p text:style-name="P37">outstream.print("\r\n\r\n");</text:p>
          <text:p text:style-name="P55"/>
        </text:list-item>
        <text:list-item>
          <text:p text:style-name="P14">Configure your sever so that it sends back the correct MIME type headers for .txt, and .html files [text/plain, and text/html, respectively].</text:p>
        </text:list-item>
        <text:list-item>
          <text:p text:style-name="P22">Use your MyListener, and the MyTelnet trick, for debugging as needed.</text:p>
        </text:list-item>
      </text:list>
      <text:h text:style-name="P7" text:outline-level="3">Extend your server to include directories:</text:h>
      <text:p text:style-name="P3">Goal: Extend your server so that it sends back dynamically constructed data: in this case the HTML-formatted current contents of a directory. This is now a server that operates on<text:span text:style-name="T7">dynamic </text:span>data.</text:p>
      <text:list xml:id="list314903482970806911" text:style-name="L6">
        <text:list-item>
          <text:p text:style-name="P23">Note: The DePaul webservers no longer allow the promiscuous display of a directory's contents. But we will still provide it from our server.</text:p>
        </text:list-item>
        <text:list-item>
          <text:p text:style-name="P30"><text:span text:style-name="T3">See the </text:span><text:a xlink:type="simple" xlink:href="http://condor.depaul.edu/elliott/435/hw/programs/mywebserver/ReadFiles.java">ReadFiles.java </text:a><text:span text:style-name="T3">program for hints on how to read the contents of a directory in Java. [Note: a directory is simply a more-or-less regular file that contains the names of other files in it, along with some associated information.]</text:span></text:p>
        </text:list-item>
        <text:list-item>
          <text:p text:style-name="P23">Modify your webserver so that it correctly returns a promiscuous display of the server's directory as requested by the client. <text:span text:style-name="T8">Note that you may want to include some security here, since you WILL be writing a valid, albeit simple, web server. For example, you might want to restrict access to a certain subdirectory of where the server is running.</text:span></text:p>
          <text:list>
            <text:list-item>
              <text:p text:style-name="P16">The first step is to simply send back an ascii (txt) listing of the files in the directory, along with a text/plain MIME header, and the length of your data.</text:p>
            </text:list-item>
            <text:list-item>
              <text:p text:style-name="P16">The second step is to send back some kind of formatted HTML with a text/html MIME header.</text:p>
            </text:list-item>
            <text:list-item>
              <text:p text:style-name="P16">The third step (really not that hard) is send back the names of the files as hot-link references such that "clicking-on" them in the browser will cause your server to send back the contents of that file.</text:p>
            </text:list-item>
          </text:list>
        </text:list-item>
        <text:list-item>
          <text:p text:style-name="P23">Using your telnet http hack, see what a regular server sends back as an html listing of hot-links <text:soft-page-break/>for files. For example, for the condor.depaul.edu request "GET /~elliott/435/.xyz/" condor [used to send back] the following:</text:p>
          <text:p text:style-name="P38">[...]</text:p>
          <text:p text:style-name="P38">&lt;h1&gt;Index of /~elliott/435/.xyz&lt;/h1&gt;</text:p>
          <text:p text:style-name="P38">&lt;pre&gt;&lt;img src="/icons/blank.gif" alt="Icon "&gt; &lt;a href="?C=N;O=D"&gt;Name&lt;/a&gt; <text:s text:c="19"/>&lt;a href="?C=M;O=A"&gt;Last modified&lt;/a&gt; <text:s text:c="5"/>&lt;a href="?C=S;O=A"&gt;Size&lt;/a&gt; <text:s/>&lt;a href="?C=D;O=A"&gt;Description&lt;/a&gt;&lt;hr&gt;&lt;img src="/icons/back.gif" alt="[DIR]"&gt; &lt;a href="/~elliott/435/"&gt;Parent Directory&lt;/a&gt; <text:s text:c="28"/>- <text:s text:c="2"/></text:p>
          <text:p text:style-name="P38">&lt;img src="/icons/text.gif" alt="[TXT]"&gt; &lt;a href="first-file.txt"&gt;first-file.txt&lt;/a&gt; <text:s text:c="9"/>16-Sep-2005 14:09 <text:s text:c="2"/>39 <text:s text:c="2"/></text:p>
          <text:p text:style-name="P38">&lt;img src="/icons/text.gif" alt="[TXT]"&gt; &lt;a href="second-file.html"&gt;second-file.html&lt;/a&gt; <text:s text:c="7"/>16-Sep-2005 14:09 <text:s text:c="2"/>67 <text:s text:c="2"/></text:p>
          <text:p text:style-name="P38">&lt;img src="/icons/text.gif" alt="[TXT]"&gt; &lt;a href="third-file.wml"&gt;third-file.wml&lt;/a&gt; <text:s text:c="9"/>16-Sep-2005 14:09 <text:s/>222 <text:s text:c="2"/></text:p>
          <text:p text:style-name="P38">&lt;img src="/icons/folder.gif" alt="[DIR]"&gt; &lt;a href="z-directory/"&gt;z-directory/&lt;/a&gt; <text:s text:c="11"/>16-Sep-2005 15:08 <text:s text:c="3"/>- <text:s text:c="2"/></text:p>
          <text:p text:style-name="P38">&lt;/pre&gt;</text:p>
          <text:p text:style-name="P56"/>
          <text:p text:style-name="P23">Which displays as:</text:p>
          <text:p text:style-name="P50">Index of /~elliott/435/.xyz</text:p>
          <text:p text:style-name="P46"/>
          <text:p text:style-name="P46"><text:span text:style-name="T2"><draw:frame draw:style-name="fr1" draw:name="graphics2" text:anchor-type="as-char" svg:width="0.7862in" svg:height="0.3929in" draw:z-index="1"><draw:image xlink:href="http://condor.depaul.edu/icons/blank.gif" xlink:type="simple" xlink:show="embed" xlink:actuate="onLoad"/><svg:title>Icon </svg:title></draw:frame></text:span><text:span text:style-name="T2"> </text:span><text:a xlink:type="simple" xlink:href="http://condor.depaul.edu/elliott/435/hw/programs/program-webserver.html?C=N;O=D">Name</text:a><text:span text:style-name="T3"> <text:s text:c="19"/></text:span><text:a xlink:type="simple" xlink:href="http://condor.depaul.edu/elliott/435/hw/programs/program-webserver.html?C=M;O=A">Last modified</text:a><text:span text:style-name="T3"> <text:s text:c="5"/></text:span><text:a xlink:type="simple" xlink:href="http://condor.depaul.edu/elliott/435/hw/programs/program-webserver.html?C=S;O=A">Size</text:a><text:span text:style-name="T3"> <text:s/></text:span><text:a xlink:type="simple" xlink:href="http://condor.depaul.edu/elliott/435/hw/programs/program-webserver.html?C=D;O=A">Description</text:a></text:p>
          <text:p text:style-name="P57"/>
          <text:p text:style-name="P46"><text:span text:style-name="T2"><draw:frame draw:style-name="fr1" draw:name="graphics3" text:anchor-type="as-char" svg:width="0.7862in" svg:height="0.3929in" draw:z-index="2"><draw:image xlink:href="http://condor.depaul.edu/icons/back.gif" xlink:type="simple" xlink:show="embed" xlink:actuate="onLoad"/><svg:title>[DIR]</svg:title></draw:frame></text:span><text:span text:style-name="T2"> </text:span><text:a xlink:type="simple" xlink:href="http://condor.depaul.edu/~elliott/435/">Parent Directory</text:a><text:span text:style-name="T3"> <text:s text:c="28"/>- <text:s text:c="2"/></text:span></text:p>
          <text:p text:style-name="P46"><text:span text:style-name="T2"><draw:frame draw:style-name="fr1" draw:name="graphics4" text:anchor-type="as-char" svg:width="0.7862in" svg:height="0.3929in" draw:z-index="3"><draw:image xlink:href="http://condor.depaul.edu/icons/text.gif" xlink:type="simple" xlink:show="embed" xlink:actuate="onLoad"/><svg:title>[TXT]</svg:title></draw:frame></text:span><text:span text:style-name="T2"> </text:span><text:a xlink:type="simple" xlink:href="http://condor.depaul.edu/elliott/435/hw/programs/first-file.txt">first-file.txt</text:a><text:span text:style-name="T3"> <text:s text:c="9"/>16-Sep-2005 14:09 <text:s text:c="2"/>39 <text:s text:c="2"/></text:span></text:p>
          <text:p text:style-name="P46"><text:span text:style-name="T2"><draw:frame draw:style-name="fr1" draw:name="graphics5" text:anchor-type="as-char" svg:width="0.7862in" svg:height="0.3929in" draw:z-index="4"><draw:image xlink:href="http://condor.depaul.edu/icons/text.gif" xlink:type="simple" xlink:show="embed" xlink:actuate="onLoad"/><svg:title>[TXT]</svg:title></draw:frame></text:span><text:span text:style-name="T2"> </text:span><text:a xlink:type="simple" xlink:href="http://condor.depaul.edu/elliott/435/hw/programs/second-file.html">second-file.html</text:a><text:span text:style-name="T3"> <text:s text:c="7"/>16-Sep-2005 14:09 <text:s text:c="2"/>67 <text:s text:c="2"/></text:span></text:p>
          <text:p text:style-name="P46"><text:span text:style-name="T2"><draw:frame draw:style-name="fr1" draw:name="graphics6" text:anchor-type="as-char" svg:width="0.7862in" svg:height="0.3929in" draw:z-index="5"><draw:image xlink:href="http://condor.depaul.edu/icons/text.gif" xlink:type="simple" xlink:show="embed" xlink:actuate="onLoad"/><svg:title>[TXT]</svg:title></draw:frame></text:span><text:span text:style-name="T2"> </text:span><text:a xlink:type="simple" xlink:href="http://condor.depaul.edu/elliott/435/hw/programs/third-file.wml">third-file.wml</text:a><text:span text:style-name="T3"> <text:s text:c="9"/>16-Sep-2005 14:09 <text:s/>222 <text:s text:c="2"/></text:span></text:p>
          <text:p text:style-name="P46"><text:span text:style-name="T2"><draw:frame draw:style-name="fr1" draw:name="graphics7" text:anchor-type="as-char" svg:width="0.7862in" svg:height="0.3929in" draw:z-index="6"><draw:image xlink:href="http://condor.depaul.edu/icons/folder.gif" xlink:type="simple" xlink:show="embed" xlink:actuate="onLoad"/><svg:title>[DIR]</svg:title></draw:frame></text:span><text:span text:style-name="T2"> </text:span><text:a xlink:type="simple" xlink:href="http://condor.depaul.edu/elliott/435/hw/programs/z-directory/">z-directory/</text:a><text:span text:style-name="T3"> <text:s text:c="11"/>16-Sep-2005 15:08 <text:s text:c="3"/>- <text:s text:c="2"/></text:span></text:p>
          <text:p text:style-name="P46"/>
          <text:p text:style-name="P57"/>
          <text:p text:style-name="P23">We can simplify this as follows:</text:p>
          <text:p text:style-name="P38">&lt;pre&gt; </text:p>
          <text:p text:style-name="P46"/>
          <text:p text:style-name="P38">&lt;h1&gt;Index of /~elliott/435/.xyz&lt;/h1&gt;</text:p>
          <text:p text:style-name="P46"/>
          <text:p text:style-name="P38">&lt;a href="/~elliott/435/"&gt;Parent Directory&lt;/a&gt; &lt;br&gt;</text:p>
          <text:p text:style-name="P38">&lt;a href="first-file.txt"&gt;first-file.txt&lt;/a&gt; &lt;br&gt;</text:p>
          <text:p text:style-name="P38">&lt;a href="second-file.html"&gt;second-file.html &lt;/a&gt;&lt;br&gt;</text:p>
          <text:p text:style-name="P38">&lt;a href="third-file.wml"&gt;third-file.wml&lt;/a&gt;&lt;br&gt;</text:p>
          <text:p text:style-name="P38">&lt;a href="z-directory/"&gt;z-directory/&lt;/a&gt;&lt;br&gt;</text:p>
          <text:p text:style-name="P56"/>
          <text:p text:style-name="P23"><text:soft-page-break/>Which displays as:</text:p>
          <text:p text:style-name="P43"><text:s/></text:p>
          <text:p text:style-name="P46"/>
          <text:p text:style-name="P50">Index of /~elliott/435/.xyz</text:p>
          <text:p text:style-name="P46"/>
          <text:p text:style-name="P46"/>
          <text:p text:style-name="P46"><text:a xlink:type="simple" xlink:href="http://condor.depaul.edu/~elliott/435/">Parent Directory</text:a><text:span text:style-name="T3"> </text:span></text:p>
          <text:p text:style-name="P46"/>
          <text:p text:style-name="P46"><text:a xlink:type="simple" xlink:href="http://condor.depaul.edu/elliott/435/hw/programs/first-file.txt">first-file.txt</text:a><text:span text:style-name="T3"> </text:span></text:p>
          <text:p text:style-name="P46"/>
          <text:p text:style-name="P46"><text:a xlink:type="simple" xlink:href="http://condor.depaul.edu/elliott/435/hw/programs/second-file.html"><text:span text:style-name="T3">second-file.html </text:span></text:a></text:p>
          <text:p text:style-name="P46"/>
          <text:p text:style-name="P46"><text:a xlink:type="simple" xlink:href="http://condor.depaul.edu/elliott/435/hw/programs/third-file.wml"><text:span text:style-name="T3">third-file.wml</text:span></text:a></text:p>
          <text:p text:style-name="P46"/>
          <text:p text:style-name="P46"><text:a xlink:type="simple" xlink:href="http://condor.depaul.edu/elliott/435/hw/programs/z-directory/"><text:span text:style-name="T3">z-directory</text:span></text:a></text:p>
          <text:p text:style-name="P46"/>
          <text:p text:style-name="P56"/>
          <text:p text:style-name="P57"/>
        </text:list-item>
        <text:list-item>
          <text:p text:style-name="P23">Lastly, <text:span text:style-name="T11">modify the return from your server so that it sends back links to subdirectories as subdirectory hot links, if you have not already done so. The only hard part is identifying a file as a directory, and typically you can look for a trailing slash ("/").</text:span></text:p>
        </text:list-item>
        <text:list-item>
          <text:p text:style-name="P23">For some browsers, and browser settings, you may have some difficulties with the directories -- e.g., you might have to send your request twice. Remember that you may be able to capture your request, and use MyListener as a debugger. Also, you might want to experiment with: Connection: Keep-Alive / Connection: close.</text:p>
        </text:list-item>
        <text:list-item>
          <text:p text:style-name="P23">A<text:span text:style-name="T11">lso, you may want to experiment with the socket.close() method if your browser is not displaying the data but all else is working.</text:span></text:p>
        </text:list-item>
        <text:list-item>
          <text:p text:style-name="P23">You should now have a relatively complete, working, web server, that can return correct MIME types for different types of files, recurse subdirectories, and return dynamically-created html. Because it is multi-threaded it should be able to handle many hundreds of requests. Good work!</text:p>
        </text:list-item>
      </text:list>
      <text:h text:style-name="P8" text:outline-level="3">Server-Side scripting and program execution.</text:h>
      <text:p text:style-name="P1">Goal: <text:span text:style-name="T11">write simple code to run arbitrary program code on the server processing user input from the web, and send the results back to the web client.</text:span><text:span text:style-name="T9">still need to do it in java</text:span></text:p>
      <text:p text:style-name="Text_20_body"><text:span text:style-name="T3">In this section we add back-end programming capability to your server, or at least simulate it. </text:span><text:span text:style-name="T5">We create a simple </text:span><text:a xlink:type="simple" xlink:href="http://condor.depaul.edu/elliott/435/hw/programs/mywebserver/addnums.html">addnums web form </text:a><text:span text:style-name="T5">, accept input from a user, pass this to our webserver, process the information, and return a computed response based on the input.</text:span></text:p>
      <text:p text:style-name="Text_20_body"><text:span text:style-name="T3">For those who are more ambitious, here is a starting link on java's JNI, which allows us to call native code, by loading it into the virtual machine, and then running it. </text:span><text:a xlink:type="simple" xlink:href="http://java.sun.com/developer/onlineTraining/Programming/JDCBook/jniexamp.html">Sun JNI example.</text:a><text:span text:style-name="T3"> In this way we might write programs that actually run arbitrary scripts/programs under the web server.</text:span></text:p>
      <text:p text:style-name="Text_20_body"><text:span text:style-name="T3">Alternatively, for those writing in C, the "system()" function will execute any executables as subprocesses, making the running of programs and scripts trival. Note: be </text:span><text:span text:style-name="Strong_20_Emphasis"><text:span text:style-name="T3">very</text:span></text:span><text:span text:style-name="T3">security conscious of running user-input shell commands with the "system()" call, because, e.g., they might have you execute a command to erase all of your files!</text:span></text:p>
      <text:p text:style-name="P1"><text:soft-page-break/>Neither method is required. Instead, to keep the programming scope reasonable, we will only <text:span text:style-name="T7">simulate </text:span>the running of back-end scripts.</text:p>
      <text:p text:style-name="Text_20_body"><text:span text:style-name="T3">CGI (the Common Gateway Interface) has been around since the beginning of the web, so there are thousands of references on how to use it such as these ancient </text:span><text:a xlink:type="simple" xlink:href="http://www.delux.com/articles/CGI-Lecture.html">CGI notes.</text:a></text:p>
      <text:list xml:id="list5443389734657180661" text:style-name="L7">
        <text:list-item>
          <text:p text:style-name="P15">Use the given web form that accepts a name and two numbers. On the "action" statement, using the GET method, call a program with the extension ".fake-cgi" with a URL that points to your MyWebServer program. E.g., you might have...</text:p>
          <text:p text:style-name="P35">&lt;FORM METHOD="GET" ACTION="http://localhost:2540/cgi/addnums.fake-cgi"&gt;</text:p>
          <text:p text:style-name="P53"/>
          <text:p text:style-name="P15">...which would suggest that you have a script in the /cgi subdirectory of your server, named addnums.fake-cgi that will handle the input from the current HTML form.</text:p>
        </text:list-item>
        <text:list-item>
          <text:p text:style-name="P15">Note: Although method = POST is more common, GET is a little simpler, and will suit our needs just fine.</text:p>
        </text:list-item>
        <text:list-item>
          <text:p text:style-name="P24">In your webserver, note that the file extension is .fake-cgi. Instead of looking for a file with this extension as you would for .txt and .html treat the input to the server as input to a script. In a regular server you would follow the rules of the <text:span text:style-name="T7">Common Gateway Interface </text:span>(hence CGI) to call a script or executable, and pass it the input, then return the result. In our case we will simply handle the input in the server itself.</text:p>
        </text:list-item>
        <text:list-item>
          <text:p text:style-name="P24">Use your MyListener program to see what the browser is sending when the form is submitted. Note where attribute-value pairs (for num1, num2, and person) are located. Design your method for parsing the input from what the browser is sending you. For exmple, for form-input of "Matilda," and the numbers 4 and 5, you would expect the following to show up in your input stream:</text:p>
          <text:p text:style-name="P44"><text:s/></text:p>
          <text:p text:style-name="P47"/>
          <text:p text:style-name="P51">GET /cgi/addnums.fake-cgi?person=Matilda&amp;num1=4&amp;num2=5 HTTP/1.1</text:p>
        </text:list-item>
        <text:list-item>
          <text:p text:style-name="P24"><text:span text:style-name="T11">Parse the input according to the rules of CGI for GET.</text:span></text:p>
        </text:list-item>
        <text:list-item>
          <text:p text:style-name="P24"><text:span text:style-name="T8">Call a method addnums() in your server to handle the input and return the HTML formatted output to the client, using the correct MIME type, content-length, etc.</text:span> Note that you must be careful that the working memory for each invocation of addnums() is distinct from all other invocations. Your multi-threaded server may be processing many requests at once.</text:p>
        </text:list-item>
        <text:list-item>
          <text:p text:style-name="P24"><text:span text:style-name="T11">Send back an HTML page that returns the user's name and also the sum of the two numbers</text:span>. E.g., "Dear Matilda, the sum of 4 and 5 is 9."</text:p>
        </text:list-item>
        <text:list-item>
          <text:p text:style-name="P24">For debugging purposes, always remember that you can send the form to your MyListener program to see exactly what the browser is sending you.</text:p>
        </text:list-item>
      </text:list>
      <text:p text:style-name="P1">Tu-duh! You have now built a multi-threaded web server that can handle files, directory traversals, and server-side scripting (of sorts).</text:p>
      <text:h text:style-name="P7" text:outline-level="3">What you turn in</text:h>
      <text:list xml:id="list195879667116272737" text:style-name="L8">
        <text:list-item>
          <text:p text:style-name="P31"><text:span text:style-name="T5">Capture the HTTP stream from a client using your MyListener Program. Capture the HTTP stream from a server using your MyTelent program. Concatenate these streams together, adding </text:span><text:soft-page-break/><text:span text:style-name="T5">header, or in-line comments as needed or helpful, about what the file contains, and put it in a file called </text:span><text:span text:style-name="Strong_20_Emphasis"><text:span text:style-name="T5">http-streams.txt.</text:span></text:span></text:p>
        </text:list-item>
        <text:list-item>
          <text:p text:style-name="P31"><text:span text:style-name="T5">Produce simple "debugging" console output from your webserver showing a series of connections that have been made, what the request string is (dumping the first, informative, characters of the GET request is fine --- no editing needed), and the file names that were returned. Rough output is fine, just showing the general working of your server. Then remove the debugging output if you like. Or, you can produce a log file if you wish. Put the text of this log, along with clearly-delineated explanatory comments as needed or helpful, in a file </text:span><text:span text:style-name="Strong_20_Emphasis"><text:span text:style-name="T5">serverlog.txt.</text:span></text:span></text:p>
        </text:list-item>
        <text:list-item>
          <text:p text:style-name="P31"><text:span text:style-name="T5">Put all of your source code into a </text:span><text:span text:style-name="T6">single </text:span><text:span text:style-name="T5">file named </text:span><text:span text:style-name="Strong_20_Emphasis"><text:span text:style-name="T5">MyWebServer.java </text:span></text:span><text:span text:style-name="T5">, include the standard header comments, and make sure it compiles and runs. Your server </text:span><text:span text:style-name="Strong_20_Emphasis"><text:span text:style-name="T5">MUST</text:span></text:span><text:span text:style-name="T5">serve files from the subdirectory in which it is started.</text:span></text:p>
        </text:list-item>
        <text:list-item>
          <text:p text:style-name="P20">Do NOT submit either MyListener.java or MyTelnet.java. These were for your own utility use, and the worker methods might present a conflict with MyWebServer.java compilation.</text:p>
        </text:list-item>
        <text:list-item>
          <text:p text:style-name="P31"><text:span text:style-name="T4">Fill in your </text:span><text:span text:style-name="Strong_20_Emphasis"><text:span text:style-name="T4">checklist-mywebserver.html</text:span></text:span><text:span text:style-name="T4"> file representing what you have done. NEVER change a "no" to a "yes" without having completed that portion of the assignment! (See the academic integrity link.)</text:span></text:p>
        </text:list-item>
        <text:list-item>
          <text:p text:style-name="P20">Put everything IN ONE DIRECTORY. No subdirectories. Make sure that you do not have a conflict with the worker methods of MyListener, and MyWebServer.</text:p>
        </text:list-item>
        <text:list-item>
          <text:p text:style-name="P20">Collect the four files (possibly more if bragging rights) into a .zip file, and submit to COL before the due date.</text:p>
        </text:list-item>
        <text:list-item>
          <text:p text:style-name="P27">Concatenate all your files except the checklist into a single text file and submit to TurnItIn.com</text:p>
        </text:list-item>
        <text:list-item>
          <text:p text:style-name="P25">Good work!</text:p>
        </text:list-item>
      </text:list>
      <text:h text:style-name="P9" text:outline-level="3">Bragging rights (not required):</text:h>
      <text:list xml:id="list5846861981248269318" text:style-name="L9">
        <text:list-item>
          <text:p text:style-name="P26">Store the MIME types in a table of MIME types and file extensions. Read the table in when the server starts, and also again, while the server is running, if a file extension is not recognized. This way, adding a new MIME type is as simple as adding an entry in your table, and putting files with that extension in your directory. Be SURE that your MimeTypes file is included in your submission and note this in your comments.html file and at the top of your MyWebserver.html file.</text:p>
        </text:list-item>
        <text:list-item>
          <text:p text:style-name="P26">Bragging rights: HTTP has components for storing cookies on the client through the browser. Implement this, and write a small application that shows this interaction with your server such that the cookie is sent back to the server by the browser on a later invocation.</text:p>
        </text:list-item>
        <text:list-item>
          <text:p text:style-name="P26">Bragging rights: implement a security policy for your server. This can become major bragging rights, depending on how far you go.</text:p>
        </text:list-item>
        <text:list-item>
          <text:p text:style-name="P26">Major bragging rights: Implement all of the above using HTTPS as well as HTTP. (Note: this is hard.)</text:p>
        </text:list-item>
        <text:list-item>
          <text:p text:style-name="P26">Major bragging rights (not recommended): Implement true, if limited, CGI capability by spawing subprocesses to execute back-end programs in real scripting languages. But note: this is actually quite simple if you write your webserver in a native language like C, or PERL, which <text:soft-page-break/>supports the direct spawning of shell processes on the local machin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mic Sans MS" svg:font-family="'Comic Sans MS'"/>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21:51:33</meta:creation-date>
    <dc:date>2014-02-13T00:47:58.246000000</dc:date>
    <meta:editing-duration>PT48M12S</meta:editing-duration>
    <meta:editing-cycles>6</meta:editing-cycles>
    <meta:generator>LibreOffice/4.1.4.2$Windows_x86 LibreOffice_project/0a0440ccc0227ad9829de5f46be37cfb6edcf72</meta:generator>
    <meta:document-statistic meta:table-count="0" meta:image-count="7" meta:object-count="0" meta:page-count="11" meta:paragraph-count="232" meta:word-count="4208" meta:character-count="25543" meta:non-whitespace-character-count="21469"/>
  </office:meta>
</office:document-meta>
</file>